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4da" officeooo:paragraph-rsid="0012f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uaya</text:p>
      <text:p text:style-name="P1">2. Memohon</text:p>
      <text:p text:style-name="P1">3. Benua</text:p>
      <text:p text:style-name="P1">4. Meringkik</text:p>
      <text:p text:style-name="P1">5. Kubus</text:p>
      <text:p text:style-name="P1">6. Fana</text:p>
      <text:p text:style-name="P1">7. Tomat</text:p>
      <text:p text:style-name="P1">8. Ikan</text:p>
      <text:p text:style-name="P1">9. Tarian</text:p>
      <text:p text:style-name="P1">10. Kapal pesiar</text:p>
      <text:p text:style-name="P1">11. Kaget</text:p>
      <text:p text:style-name="P1">12. Perkakas</text:p>
      <text:p text:style-name="P1">13. Tenang</text:p>
      <text:p text:style-name="P1">14. Menggoreng</text:p>
      <text:p text:style-name="P1">15. Memohonkan</text:p>
      <text:p text:style-name="P1">16. Lelucon</text:p>
      <text:p text:style-name="P1">17. Har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0:31:04.530749309</meta:creation-date>
    <meta:generator>LibreOffice/6.0.5.2$Linux_X86_64 LibreOffice_project/00m0$Build-2</meta:generator>
    <dc:date>2018-08-26T20:38:43.008261534</dc:date>
    <meta:editing-duration>PT7M42S</meta:editing-duration>
    <meta:editing-cycles>1</meta:editing-cycles>
    <meta:document-statistic meta:table-count="0" meta:image-count="0" meta:object-count="0" meta:page-count="1" meta:paragraph-count="17" meta:word-count="35" meta:character-count="171" meta:non-whitespace-character-count="153"/>
  </office:meta>
</office:document-meta>
</file>